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7a22" officeooo:paragraph-rsid="00177a22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77a22" officeooo:paragraph-rsid="00177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Meta Analyses</text:p>
      <text:p text:style-name="P1"/>
      <text:p text:style-name="P2">Mean differences:</text:p>
      <text:p text:style-name="P2"/>
      <text:p text:style-name="P2">Use 'metafor'.</text:p>
      <text:p text:style-name="P2"/>
      <text:p text:style-name="P2">Shape using escalc.</text:p>
      <text:p text:style-name="P2"/>
      <text:p text:style-name="P2">Loop around repetitions, then different simul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6:55:19.759000000</meta:creation-date>
    <dc:date>2014-05-29T17:08:17.402000000</dc:date>
    <meta:editing-duration>P0D</meta:editing-duration>
    <meta:editing-cycles>1</meta:editing-cycles>
    <meta:document-statistic meta:table-count="0" meta:image-count="0" meta:object-count="0" meta:page-count="1" meta:paragraph-count="5" meta:word-count="17" meta:character-count="124" meta:non-whitespace-character-count="112"/>
    <meta:generator>LibreOffice/4.1.6.2$Windows_x86 LibreOffice_project/40ff705089295be5be0aae9b15123f687c05b0a</meta:generator>
  </office:meta>
</office:document-meta>
</file>